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59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18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start" fo:margin-left="0cm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8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6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4" style:family="table-cell" style:parent-style-name="Default" style:data-style-name="N4">
      <style:table-cell-properties fo:border-bottom="0.06pt solid #000000" fo:background-color="#8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8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ffffff" style:font-name="" fo:font-size="8pt" fo:font-weight="bold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1" table:style-name="ta3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6" table:default-cell-style-name="ce19"/>
        <table:table-column table:style-name="co12" table:default-cell-style-name="ce19"/>
        <table:table-column table:style-name="co10" table:default-cell-style-name="ce19"/>
        <table:table-column table:style-name="co13" table:default-cell-style-name="ce19"/>
        <table:table-column table:style-name="co14" table:default-cell-style-name="ce19"/>
        <table:table-column table:style-name="co16" table:default-cell-style-name="ce19"/>
        <table:table-column table:style-name="co14" table:default-cell-style-name="ce19"/>
        <table:table-column table:style-name="co16" table:default-cell-style-name="ce19"/>
        <table:table-column table:style-name="co15" table:number-columns-repeated="1006" table:default-cell-style-name="ce19"/>
        <table:table-row table:style-name="ro2">
          <table:table-cell table:style-name="ce11" office:value-type="string" calcext:value-type="string" table:number-columns-spanned="18" table:number-rows-spanned="1">
            <text:p>Quadro Remuneratório de Membros Ativos</text:p>
          </table:table-cell>
          <table:covered-table-cell table:number-columns-repeated="17"/>
          <table:table-cell table:number-columns-repeated="1006"/>
        </table:table-row>
        <table:table-row table:style-name="ro4">
          <table:table-cell table:style-name="ce12" office:value-type="string" calcext:value-type="string" table:number-columns-spanned="18" table:number-rows-spanned="1">
            <text:p>Janeiro / 2020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5">
          <table:table-cell table:style-name="ce20" office:value-type="string" calcext:value-type="string" table:number-columns-spanned="1" table:number-rows-spanned="3">
            <text:p>Matrícula</text:p>
          </table:table-cell>
          <table:table-cell table:style-name="ce20" office:value-type="string" calcext:value-type="string" table:number-columns-spanned="1" table:number-rows-spanned="3">
            <text:p>Nome</text:p>
          </table:table-cell>
          <table:table-cell table:style-name="ce20" office:value-type="string" calcext:value-type="string" table:number-columns-spanned="1" table:number-rows-spanned="3">
            <text:p>Cargo</text:p>
          </table:table-cell>
          <table:table-cell table:style-name="ce20" office:value-type="string" calcext:value-type="string" table:number-columns-spanned="1" table:number-rows-spanned="3">
            <text:p>Lotação</text:p>
          </table:table-cell>
          <table:table-cell table:style-name="ce20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2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20" office:value-type="string" calcext:value-type="string" table:number-columns-spanned="1" table:number-rows-spanned="3">
            <text:p>Rendimento Líquido Total <text:span text:style-name="T2">14</text:span></text:p>
          </table:table-cell>
          <table:table-cell table:style-name="ce2" table:number-columns-repeated="1006"/>
        </table:table-row>
        <table:table-row table:style-name="ro6">
          <table:covered-table-cell table:number-columns-repeated="4"/>
          <table:table-cell table:style-name="ce20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0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20" office:value-type="string" calcext:value-type="string" table:number-columns-spanned="1" table:number-rows-spanned="2">
            <text:p>Outras Remunerações  Temporárias <text:span text:style-name="T2">7</text:span></text:p>
          </table:table-cell>
          <table:table-cell table:style-name="ce20" office:value-type="string" calcext:value-type="string" table:number-columns-spanned="1" table:number-rows-spanned="2">
            <text:p>Verbas indenizatórias <text:span text:style-name="T2">8</text:span></text:p>
          </table:table-cell>
          <table:table-cell table:style-name="ce20" office:value-type="string" calcext:value-type="string" table:number-columns-spanned="1" table:number-rows-spanned="2">
            <text:p>Total de Rendimentos Brutos <text:span text:style-name="T2">9</text:span></text:p>
          </table:table-cell>
          <table:table-cell table:style-name="ce20" office:value-type="string" calcext:value-type="string" table:number-columns-spanned="3" table:number-rows-spanned="1">
            <text:p>OBRIGATÓRIOS/LEGAIS</text:p>
          </table:table-cell>
          <table:covered-table-cell table:number-columns-repeated="2"/>
          <table:table-cell table:style-name="ce20" office:value-type="string" calcext:value-type="string" table:number-columns-spanned="1" table:number-rows-spanned="2">
            <text:p>Total de Descontos <text:span text:style-name="T2">13</text:span></text:p>
          </table:table-cell>
          <table:covered-table-cell/>
          <table:table-cell table:number-columns-repeated="1006"/>
        </table:table-row>
        <table:table-row table:style-name="ro7">
          <table:covered-table-cell table:number-columns-repeated="4"/>
          <table:table-cell table:style-name="ce3" office:value-type="string" calcext:value-type="string">
            <text:p>Remuneração do Cargo Efetivo <text:span text:style-name="T2">1</text:span></text:p>
          </table:table-cell>
          <table:table-cell table:style-name="ce3" office:value-type="string" calcext:value-type="string">
            <text:p>Outras Verbas Remuneratórias, Legais ou Judiciais <text:span text:style-name="T2">2</text:span></text:p>
          </table:table-cell>
          <table:table-cell table:style-name="ce3" office:value-type="string" calcext:value-type="string">
            <text:p>Função de Confiança ou Cargo em Comissão ³</text:p>
          </table:table-cell>
          <table:table-cell table:style-name="ce3" office:value-type="string" calcext:value-type="string">
            <text:p>Gratificação Natalina<text:span text:style-name="T2"> 4</text:span></text:p>
          </table:table-cell>
          <table:table-cell table:style-name="ce3" office:value-type="string" calcext:value-type="string">
            <text:p>Férias (1/3 constitucional)<text:span text:style-name="T2"> 5</text:span></text:p>
          </table:table-cell>
          <table:table-cell table:style-name="ce3" office:value-type="string" calcext:value-type="string">
            <text:p>Abono de Permanência<text:span text:style-name="T2"> 6</text:span></text:p>
          </table:table-cell>
          <table:covered-table-cell table:number-columns-repeated="3"/>
          <table:table-cell table:style-name="ce3" office:value-type="string" calcext:value-type="string">
            <text:p>Contribuição Previdenciária <text:span text:style-name="T2">10</text:span></text:p>
          </table:table-cell>
          <table:table-cell table:style-name="ce3" office:value-type="string" calcext:value-type="string">
            <text:p>Imposto de Renda <text:span text:style-name="T2">11</text:span></text:p>
          </table:table-cell>
          <table:table-cell table:style-name="ce3" office:value-type="string" calcext:value-type="string">
            <text:p>Retenção por Teto Constitucional <text:span text:style-name="T2">12</text:span>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table:style-name="ce16" office:value-type="float" office:value="49269" calcext:value-type="float">
            <text:p>49269</text:p>
          </table:table-cell>
          <table:table-cell table:style-name="ce16" office:value-type="string" calcext:value-type="string">
            <text:p>ZUVAL GONCALVES FERREIRA</text:p>
          </table:table-cell>
          <table:table-cell table:style-name="ce16" office:value-type="string" calcext:value-type="string">
            <text:p>PROCURADOR DE JUSTICA</text:p>
          </table:table-cell>
          <table:table-cell table:style-name="ce16" office:value-type="string" calcext:value-type="string">
            <text:p>PROCURADORIA DE JUSTICA CIVEL</text:p>
          </table:table-cell>
          <table:table-cell table:style-name="ce17" office:value-type="float" office:value="35462.22" calcext:value-type="float">
            <text:p>35.462,22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0638.67" calcext:value-type="float">
            <text:p>10.638,67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6100.89" calcext:value-type="float">
            <text:p>46.100,89</text:p>
          </table:table-cell>
          <table:table-cell table:style-name="ce17" office:value-type="float" office:value="4964.71" calcext:value-type="float">
            <text:p>4.964,71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300" calcext:value-type="float">
            <text:p>1.300,00</text:p>
          </table:table-cell>
          <table:table-cell table:style-name="ce17" table:formula="of:=SUM([.E7:.L7])" office:value-type="float" office:value="98466.49" calcext:value-type="float">
            <text:p>98.466,49</text:p>
          </table:table-cell>
          <table:table-cell table:style-name="ce17" office:value-type="float" office:value="4964.71" calcext:value-type="float">
            <text:p>4.964,71</text:p>
          </table:table-cell>
          <table:table-cell table:style-name="ce17" office:value-type="float" office:value="19787.35" calcext:value-type="float">
            <text:p>19.787,35</text:p>
          </table:table-cell>
          <table:table-cell table:style-name="ce17" office:value-type="float" office:value="13615.14" calcext:value-type="float">
            <text:p>13.615,14</text:p>
          </table:table-cell>
          <table:table-cell table:style-name="ce17" table:formula="of:=[.N7]+[.O7]+[.P7]" office:value-type="float" office:value="38367.2" calcext:value-type="float">
            <text:p>38.367,20</text:p>
          </table:table-cell>
          <table:table-cell table:style-name="ce17" table:formula="of:=[.M7]-[.Q7]" office:value-type="float" office:value="60099.29" calcext:value-type="float">
            <text:p>60.099,29</text:p>
          </table:table-cell>
          <table:table-cell table:number-columns-repeated="1006"/>
        </table:table-row>
        <table:table-row table:style-name="ro3">
          <table:table-cell table:style-name="ce18" office:value-type="string" calcext:value-type="string" table:number-columns-spanned="4" table:number-rows-spanned="1">
            <text:p>TOTAL GERAL</text:p>
          </table:table-cell>
          <table:covered-table-cell table:number-columns-repeated="3"/>
          <table:table-cell table:style-name="ce4" table:formula="of:=SUM([.E7:.E7])" office:value-type="float" office:value="35462.22" calcext:value-type="float">
            <text:p>35.462,22</text:p>
          </table:table-cell>
          <table:table-cell table:style-name="ce4" table:formula="of:=SUM([.F7:.F7])" office:value-type="float" office:value="0" calcext:value-type="float">
            <text:p>0,00</text:p>
          </table:table-cell>
          <table:table-cell table:style-name="ce4" table:formula="of:=SUM([.G7:.G7])" office:value-type="float" office:value="10638.67" calcext:value-type="float">
            <text:p>10.638,67</text:p>
          </table:table-cell>
          <table:table-cell table:style-name="ce4" table:formula="of:=SUM([.H7:.H7])" office:value-type="float" office:value="0" calcext:value-type="float">
            <text:p>0,00</text:p>
          </table:table-cell>
          <table:table-cell table:style-name="ce4" table:formula="of:=SUM([.I7:.I7])" office:value-type="float" office:value="46100.89" calcext:value-type="float">
            <text:p>46.100,89</text:p>
          </table:table-cell>
          <table:table-cell table:style-name="ce4" table:formula="of:=SUM([.J7:.J7])" office:value-type="float" office:value="4964.71" calcext:value-type="float">
            <text:p>4.964,71</text:p>
          </table:table-cell>
          <table:table-cell table:style-name="ce4" table:formula="of:=SUM([.K7:.K7])" office:value-type="float" office:value="0" calcext:value-type="float">
            <text:p>0,00</text:p>
          </table:table-cell>
          <table:table-cell table:style-name="ce4" table:formula="of:=SUM([.L7:.L7])" office:value-type="float" office:value="1300" calcext:value-type="float">
            <text:p>1.300,00</text:p>
          </table:table-cell>
          <table:table-cell table:style-name="ce4" table:formula="of:=SUM([.M7:.M7])" office:value-type="float" office:value="98466.49" calcext:value-type="float">
            <text:p>98.466,49</text:p>
          </table:table-cell>
          <table:table-cell table:style-name="ce4" table:formula="of:=SUM([.N7:.N7])" office:value-type="float" office:value="4964.71" calcext:value-type="float">
            <text:p>4.964,71</text:p>
          </table:table-cell>
          <table:table-cell table:style-name="ce4" table:formula="of:=SUM([.O7:.O7])" office:value-type="float" office:value="19787.35" calcext:value-type="float">
            <text:p>19.787,35</text:p>
          </table:table-cell>
          <table:table-cell table:style-name="ce4" table:formula="of:=SUM([.P7:.P7])" office:value-type="float" office:value="13615.14" calcext:value-type="float">
            <text:p>13.615,14</text:p>
          </table:table-cell>
          <table:table-cell table:style-name="ce4" table:formula="of:=SUM([.Q7:.Q7])" office:value-type="float" office:value="38367.2" calcext:value-type="float">
            <text:p>38.367,20</text:p>
          </table:table-cell>
          <table:table-cell table:style-name="ce4" table:formula="of:=SUM([.R7:.R7])" office:value-type="float" office:value="60099.29" calcext:value-type="float">
            <text:p>60.099,2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Fonte: Diretoria de Gestão de Pessoas</text:p>
          </table:table-cell>
          <table:table-cell table:style-name="ce6" table:number-columns-repeated="16"/>
          <table:table-cell table:style-name="ce7"/>
          <table:table-cell table:number-columns-repeated="1006"/>
        </table:table-row>
        <table:table-row table:style-name="ro3">
          <table:table-cell table:style-name="ce8" office:value-type="string" calcext:value-type="string">
            <text:p>Data da Última Atualização: 31/01/2020</text:p>
          </table:table-cell>
          <table:table-cell table:style-name="ce9"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<text:span text:style-name="T1">1</text:span> 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2</text:span>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3</text:span>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4</text:span>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5</text:span>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6</text:span>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7</text:span> Valor Total (somatório) das remunerações temporárias ou eventuais discriminadas na tabela II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8</text:span> Valor Total (somatório) das verbas indenizatórias discriminadas na tabela III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9</text:span> Total dos rendimentos brutos pagos no mês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0</text:span>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1</text:span> Imposto de Renda Retido na Font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2</text:span>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3</text:span> Total dos descontos efetuados no mês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14</text:span>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7966">
          <table:table-cell table:number-columns-repeated="1024"/>
        </table:table-row>
        <table:table-row table:style-name="ro8" table:number-rows-repeated="5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2" table:style-name="ta2">
        <table:table-column table:style-name="co15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15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14" style:display-name="Normal 14" style:family="table-cell" style:parent-style-name="Default" style:data-style-name="N0">
      <style:table-cell-properties fo:background-color="transparent" style:vertical-align="automatic"/>
    </style:style>
    <style:style style:name="Normal_20_15" style:display-name="Normal 15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37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>Flavia Vasconcelos Costa da Silva</meta:initial-creator>
    <meta:creation-date>2015-11-25T19:32:20Z</meta:creation-date>
    <dc:date>2021-11-22T13:10:35.007424530</dc:date>
    <meta:print-date>2019-10-31T12:05:23Z</meta:print-date>
    <meta:editing-duration>PT19S</meta:editing-duration>
    <meta:editing-cycles>1</meta:editing-cycles>
    <meta:document-statistic meta:table-count="3" meta:cell-count="74" meta:object-count="0"/>
  </office:meta>
</office:document-meta>
</file>